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64" table:default-cell-style-name="Default"/>
        <table:table-column table:style-name="co2" table:number-columns-repeated="359" table:default-cell-style-name="Default"/>
        <table:table-column table:style-name="co3" table:number-columns-repeated="601" table:default-cell-style-name="Default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table:number-columns-repeated="958"/>
          <table:table-cell table:style-name="ce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63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table:number-columns-repeated="95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95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28">
            <text:p>-2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95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4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95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style-name="ce3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style-name="ce5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20">
            <text:p>-2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table:number-columns-repeated="3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style-name="ce3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24">
            <text:p>-24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95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table:number-columns-repeated="95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5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20">
            <text:p>-2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3"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table:style-name="ce3" office:value-type="float" office:value="24">
            <text:p>2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style-name="ce3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table:number-columns-repeated="8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12">
            <text:p>-12</text:p>
          </table:table-cell>
          <table:table-cell table:style-name="ce3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style-name="ce3" office:value-type="float" office:value="24">
            <text:p>2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table:number-columns-repeated="4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table:style-name="ce3" office:value-type="float" office:value="24">
            <text:p>24</text:p>
          </table:table-cell>
          <table:table-cell table:number-columns-repeated="95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5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12">
            <text:p>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table:number-columns-repeated="3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3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5"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table:number-columns-repeated="95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59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24">
            <text:p>-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3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12">
            <text:p>-12</text:p>
          </table:table-cell>
          <table:table-cell table:number-columns-repeated="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table:number-columns-repeated="3"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4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-24">
            <text:p>-2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-4">
            <text:p>-4</text:p>
          </table:table-cell>
          <table:table-cell table:style-name="ce5" office:value-type="float" office:value="32">
            <text:p>32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table:number-columns-repeated="3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12">
            <text:p>12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20">
            <text:p>20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4"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-20">
            <text:p>-20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24">
            <text:p>-24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table:number-columns-repeated="4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95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4"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8">
            <text:p>8</text:p>
          </table:table-cell>
          <table:table-cell table:number-columns-repeated="2"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3"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table:number-columns-repeated="3"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95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-24">
            <text:p>-24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table:number-columns-repeated="95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20">
            <text:p>-20</text:p>
          </table:table-cell>
          <table:table-cell table:number-columns-repeated="95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2"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95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9" office:value-type="float" office:value="24">
            <text:p>24</text:p>
          </table:table-cell>
          <table:table-cell table:number-columns-repeated="37" office:value-type="float" office:value="20">
            <text:p>20</text:p>
          </table:table-cell>
          <table:table-cell table:number-columns-repeated="15" office:value-type="float" office:value="16">
            <text:p>16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 style:data-style-name="N2" text:time-value="0000-00-00T22:03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3T22:04:18</dc:date>
    <dc:creator>Michal Hozza</dc:creator>
    <meta:generator>LibreOffice/3.6$Linux_X86_64 LibreOffice_project/360m1$Build-2</meta:generator>
    <meta:editing-duration>P0D</meta:editing-duration>
    <meta:editing-cycles>3</meta:editing-cycles>
    <meta:document-statistic meta:table-count="1" meta:cell-count="4288" meta:object-count="0"/>
  </office:meta>
</office:document-meta>
</file>